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558" officeooo:paragraph-rsid="00081558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rsid="00081558" officeooo:paragraph-rsid="00081558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er pattern:</text:p>
      <text:p text:style-name="P1"/>
      <text:p text:style-name="P2"><text:span text:style-name="T1">package </text:span><text:span text:style-name="T2">org.example;</text:span><text:line-break/><text:line-break/><text:span text:style-name="T1">public class </text:span><text:span text:style-name="T2">Computer {</text:span><text:line-break/><text:span text:style-name="T2"> <text:s text:c="3"/></text:span><text:span text:style-name="T3">//required params</text:span><text:line-break/><text:span text:style-name="T3"> <text:s text:c="3"/></text:span><text:span text:style-name="T1">private </text:span><text:span text:style-name="T2">String </text:span><text:span text:style-name="T4">hdd</text:span><text:span text:style-name="T2">;</text:span><text:line-break/><text:span text:style-name="T2"> <text:s text:c="3"/></text:span><text:span text:style-name="T1">private </text:span><text:span text:style-name="T2">String </text:span><text:span text:style-name="T4">ram</text:span><text:span text:style-name="T2">;</text:span><text:line-break/><text:line-break/><text:span text:style-name="T2"> <text:s text:c="3"/></text:span><text:span text:style-name="T3">//optional</text:span><text:line-break/><text:span text:style-name="T3"> <text:s text:c="3"/></text:span><text:span text:style-name="T1">private boolean </text:span><text:span text:style-name="T4">isGraphicCardEnabled</text:span><text:span text:style-name="T2">;</text:span><text:line-break/><text:span text:style-name="T2"> <text:s text:c="3"/></text:span><text:span text:style-name="T1">private boolean </text:span><text:span text:style-name="T4">isBlueToothEnabled</text:span><text:span text:style-name="T2">;</text:span><text:line-break/><text:line-break/><text:span text:style-name="T2"> <text:s text:c="3"/></text:span><text:span text:style-name="T1">private </text:span><text:span text:style-name="T5">Computer</text:span><text:span text:style-name="T2">(ComputerBuilder builder){</text:span><text:line-break/><text:span text:style-name="T2"> <text:s text:c="7"/></text:span><text:span text:style-name="T4">hdd</text:span><text:span text:style-name="T2">= builder.</text:span><text:span text:style-name="T4">HDD</text:span><text:span text:style-name="T2">;</text:span><text:line-break/><text:span text:style-name="T2"> <text:s text:c="7"/></text:span><text:span text:style-name="T4">ram</text:span><text:span text:style-name="T2">=builder.</text:span><text:span text:style-name="T4">RAM</text:span><text:span text:style-name="T2">;</text:span><text:line-break/><text:span text:style-name="T2"> <text:s text:c="7"/></text:span><text:span text:style-name="T4">isGraphicCardEnabled</text:span><text:span text:style-name="T2">= builder.</text:span><text:span text:style-name="T4">isGraphicsCardEnabled</text:span><text:span text:style-name="T2">;</text:span><text:line-break/><text:span text:style-name="T2"> <text:s text:c="7"/></text:span><text:span text:style-name="T4">isBlueToothEnabled</text:span><text:span text:style-name="T2">= builder.</text:span><text:span text:style-name="T4">isBluetoothEnabled</text:span><text:span text:style-name="T2">;</text:span><text:line-break/><text:line-break/><text:span text:style-name="T2"> <text:s text:c="3"/>}</text:span><text:line-break/><text:line-break/><text:span text:style-name="T2"> <text:s text:c="3"/></text:span><text:span text:style-name="T1">public </text:span><text:span text:style-name="T2">String </text:span><text:span text:style-name="T5">getHdd</text:span><text:span text:style-name="T2">() {</text:span><text:line-break/><text:span text:style-name="T2"> <text:s text:c="7"/></text:span><text:span text:style-name="T1">return </text:span><text:span text:style-name="T4">hdd</text:span><text:span text:style-name="T2">;</text:span><text:line-break/><text:span text:style-name="T2"> <text:s text:c="3"/>}</text:span><text:line-break/><text:line-break/><text:span text:style-name="T2"> <text:s text:c="3"/></text:span><text:span text:style-name="T1">public </text:span><text:span text:style-name="T2">String </text:span><text:span text:style-name="T5">getRam</text:span><text:span text:style-name="T2">() {</text:span><text:line-break/><text:span text:style-name="T2"> <text:s text:c="7"/></text:span><text:span text:style-name="T1">return </text:span><text:span text:style-name="T4">ram</text:span><text:span text:style-name="T2">;</text:span><text:line-break/><text:span text:style-name="T2"> <text:s text:c="3"/>}</text:span><text:line-break/><text:line-break/><text:line-break/><text:span text:style-name="T2"> <text:s text:c="3"/></text:span><text:span text:style-name="T1">public boolean </text:span><text:span text:style-name="T5">isGraphicCardEnabled</text:span><text:span text:style-name="T2">() {</text:span><text:line-break/><text:span text:style-name="T2"> <text:s text:c="7"/></text:span><text:span text:style-name="T1">return </text:span><text:span text:style-name="T4">isGraphicCardEnabled</text:span><text:span text:style-name="T2">;</text:span><text:line-break/><text:span text:style-name="T2"> <text:s text:c="3"/>}</text:span><text:line-break/><text:line-break/><text:line-break/><text:span text:style-name="T2"> <text:s text:c="3"/></text:span><text:span text:style-name="T1">public boolean </text:span><text:span text:style-name="T5">isBlueToothEnabled</text:span><text:span text:style-name="T2">() {</text:span><text:line-break/><text:span text:style-name="T2"> <text:s text:c="7"/></text:span><text:span text:style-name="T1">return </text:span><text:span text:style-name="T4">isBlueToothEnabled</text:span><text:span text:style-name="T2">;</text:span><text:line-break/><text:span text:style-name="T2"> <text:s text:c="3"/>}</text:span><text:line-break/><text:line-break/><text:line-break/><text:span text:style-name="T2"> <text:s text:c="3"/></text:span><text:span text:style-name="T1">public static class </text:span><text:span text:style-name="T2">ComputerBuilder{</text:span><text:line-break/><text:span text:style-name="T2"> <text:s text:c="7"/></text:span><text:span text:style-name="T3">// required parameters</text:span><text:line-break/><text:span text:style-name="T3"> <text:s text:c="7"/></text:span><text:span text:style-name="T1">private </text:span><text:span text:style-name="T2">String </text:span><text:span text:style-name="T4">HDD</text:span><text:span text:style-name="T2">;</text:span><text:line-break/><text:span text:style-name="T2"> <text:s text:c="7"/></text:span><text:span text:style-name="T1">private </text:span><text:span text:style-name="T2">String </text:span><text:span text:style-name="T4">RAM</text:span><text:span text:style-name="T2">;</text:span><text:line-break/><text:line-break/><text:span text:style-name="T2"> <text:s text:c="7"/></text:span><text:span text:style-name="T3">// optional parameters</text:span><text:line-break/><text:span text:style-name="T3"> <text:s text:c="7"/></text:span><text:span text:style-name="T1">private boolean </text:span><text:span text:style-name="T4">isGraphicsCardEnabled</text:span><text:span text:style-name="T2">;</text:span><text:line-break/><text:span text:style-name="T2"> <text:s text:c="7"/></text:span><text:span text:style-name="T1">private boolean </text:span><text:span text:style-name="T4">isBluetoothEnabled</text:span><text:span text:style-name="T2">;</text:span><text:line-break/><text:line-break/><text:span text:style-name="T2"> <text:s text:c="7"/></text:span><text:span text:style-name="T1">public </text:span><text:span text:style-name="T5">ComputerBuilder</text:span><text:span text:style-name="T2">(String hdd, String ram){</text:span><text:line-break/><text:span text:style-name="T2"> <text:s text:c="11"/></text:span><text:span text:style-name="T1">this</text:span><text:span text:style-name="T2">.</text:span><text:span text:style-name="T4">HDD</text:span><text:span text:style-name="T2">=hdd;</text:span><text:line-break/><text:span text:style-name="T2"> <text:s text:c="11"/></text:span><text:span text:style-name="T1">this</text:span><text:span text:style-name="T2">.</text:span><text:span text:style-name="T4">RAM</text:span><text:span text:style-name="T2">=ram;</text:span><text:line-break/><text:span text:style-name="T2"> <text:s text:c="7"/>}</text:span><text:line-break/><text:line-break/><text:span text:style-name="T2"> <text:s text:c="7"/></text:span><text:span text:style-name="T1">public </text:span><text:span text:style-name="T2">ComputerBuilder </text:span><text:span text:style-name="T5">setGraphicsCardEnabled</text:span><text:span text:style-name="T2">(</text:span><text:span text:style-name="T1">boolean </text:span><text:span text:style-name="T2">isGraphicsCardEnabled) {</text:span><text:line-break/><text:span text:style-name="T2"> <text:s text:c="11"/></text:span><text:span text:style-name="T1">this</text:span><text:span text:style-name="T2">.</text:span><text:span text:style-name="T4">isGraphicsCardEnabled </text:span><text:span text:style-name="T2">= isGraphicsCardEnabled;</text:span><text:line-break/><text:span text:style-name="T2"> <text:s text:c="11"/></text:span><text:span text:style-name="T1">return this</text:span><text:span text:style-name="T2">;</text:span><text:line-break/><text:span text:style-name="T2"> <text:s text:c="7"/>}</text:span><text:line-break/><text:line-break/><text:soft-page-break/><text:span text:style-name="T2"> <text:s text:c="7"/></text:span><text:span text:style-name="T1">public </text:span><text:span text:style-name="T2">ComputerBuilder </text:span><text:span text:style-name="T5">setBluetoothEnabled</text:span><text:span text:style-name="T2">(</text:span><text:span text:style-name="T1">boolean </text:span><text:span text:style-name="T2">isBluetoothEnabled) {</text:span><text:line-break/><text:span text:style-name="T2"> <text:s text:c="11"/></text:span><text:span text:style-name="T1">this</text:span><text:span text:style-name="T2">.</text:span><text:span text:style-name="T4">isBluetoothEnabled </text:span><text:span text:style-name="T2">= isBluetoothEnabled;</text:span><text:line-break/><text:span text:style-name="T2"> <text:s text:c="11"/></text:span><text:span text:style-name="T1">return this</text:span><text:span text:style-name="T2">;</text:span><text:line-break/><text:span text:style-name="T2"> <text:s text:c="7"/>}</text:span><text:line-break/><text:line-break/><text:span text:style-name="T2"> <text:s text:c="7"/></text:span><text:span text:style-name="T1">public </text:span><text:span text:style-name="T2">Computer </text:span><text:span text:style-name="T5">build</text:span><text:span text:style-name="T2">(){</text:span><text:line-break/><text:span text:style-name="T2"> <text:s text:c="11"/></text:span><text:span text:style-name="T1">return new </text:span><text:span text:style-name="T2">Computer(</text:span><text:span text:style-name="T1">this</text:span><text:span text:style-name="T2">);</text:span><text:line-break/><text:span text:style-name="T2"> <text:s text:c="7"/>}</text:span><text:line-break/><text:span text:style-name="T2"> <text:s text:c="3"/>}</text:span><text:line-break/><text:span text:style-name="T2">}</text:span><text:line-break/></text:p>
      <text:p text:style-name="P1"><text:s/></text:p>
      <text:p text:style-name="P2"><text:span text:style-name="T2">Computer comp = </text:span><text:span text:style-name="T1">new </text:span><text:span text:style-name="T2">Computer.ComputerBuilder(</text:span><text:span text:style-name="T6">"100"</text:span><text:span text:style-name="T2">,</text:span><text:span text:style-name="T6">"200"</text:span><text:span text:style-name="T2">).setBluetoothEnabled(</text:span><text:span text:style-name="T1">true</text:span><text:span text:style-name="T2">).setGraphicsCardEnabled(</text:span><text:span text:style-name="T1">true</text:span><text:span text:style-name="T2">).build();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9:50:48.644140999</meta:creation-date>
    <dc:date>2024-10-02T19:51:19.759848199</dc:date>
    <meta:editing-duration>PT33S</meta:editing-duration>
    <meta:editing-cycles>1</meta:editing-cycles>
    <meta:document-statistic meta:table-count="0" meta:image-count="0" meta:object-count="0" meta:page-count="2" meta:paragraph-count="4" meta:word-count="128" meta:character-count="1686" meta:non-whitespace-character-count="1210"/>
    <meta:generator>LibreOffice/7.3.7.2$Linux_X86_64 LibreOffice_project/30$Build-2</meta:generator>
  </office:meta>
</office:document-meta>
</file>